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1a4b6" officeooo:paragraph-rsid="0011a4b6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1a4b6" officeooo:paragraph-rsid="0011a4b6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bold" officeooo:rsid="0011a4b6" officeooo:paragraph-rsid="0011a4b6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style:text-underline-style="none" fo:font-weight="bold" officeooo:rsid="0011a4b6" officeooo:paragraph-rsid="0011a4b6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fo:font-weight="bold" officeooo:rsid="0011a4b6" officeooo:paragraph-rsid="0011a4b6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weight="normal" officeooo:rsid="0027eaca" officeooo:paragraph-rsid="0027eaca" style:font-weight-asian="normal" style:font-weight-complex="normal"/>
    </style:style>
    <style:style style:name="P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weight="normal" officeooo:rsid="00128dba" officeooo:paragraph-rsid="00128dba" style:font-weight-asian="normal" style:font-weight-complex="normal"/>
    </style:style>
    <style:style style:name="P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weight="normal" officeooo:rsid="00306440" officeooo:paragraph-rsid="00306440" style:font-weight-asian="normal" style:font-weight-complex="normal"/>
    </style:style>
    <style:style style:name="P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weight="normal" officeooo:rsid="0039aa0c" officeooo:paragraph-rsid="0039aa0c" style:font-weight-asian="normal" style:font-weight-complex="normal"/>
    </style:style>
    <style:style style:name="P1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weight="normal" officeooo:rsid="0039bf52" officeooo:paragraph-rsid="0039bf52" style:font-weight-asian="normal" style:font-weight-complex="normal"/>
    </style:style>
    <style:style style:name="P1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weight="normal" officeooo:rsid="003b5fd3" officeooo:paragraph-rsid="003b5fd3" style:font-weight-asian="normal" style:font-weight-complex="normal"/>
    </style:style>
    <style:style style:name="P1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weight="normal" officeooo:rsid="003daf1b" officeooo:paragraph-rsid="003daf1b" style:font-weight-asian="normal" style:font-weight-complex="normal"/>
    </style:style>
    <style:style style:name="P1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weight="normal" officeooo:rsid="0042b410" officeooo:paragraph-rsid="0042b410" style:font-weight-asian="normal" style:font-weight-complex="normal"/>
    </style:style>
    <style:style style:name="P1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weight="normal" officeooo:rsid="00456c21" officeooo:paragraph-rsid="00456c21" style:font-weight-asian="normal" style:font-weight-complex="normal"/>
    </style:style>
    <style:style style:name="P1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weight="normal" officeooo:rsid="0045a587" officeooo:paragraph-rsid="0045a587" style:font-weight-asian="normal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weight="normal" officeooo:rsid="00128dba" officeooo:paragraph-rsid="00128dba" style:font-weight-asian="normal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weight="normal" officeooo:rsid="003ff563" officeooo:paragraph-rsid="00128dba" style:font-weight-asian="normal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weight="bold" officeooo:rsid="00128dba" officeooo:paragraph-rsid="00128dba" style:font-weight-asian="bold" style:font-weight-complex="bold"/>
    </style:style>
    <style:style style:name="P19" style:family="paragraph" style:parent-style-name="Standard" style:list-style-name="L1">
      <style:paragraph-properties fo:text-align="justify" style:justify-single-word="false"/>
      <style:text-properties style:font-name="arial" fo:font-weight="normal" officeooo:rsid="00128dba" officeooo:paragraph-rsid="00128dba" style:font-weight-asian="normal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arial" fo:font-weight="normal" officeooo:rsid="0027eaca" officeooo:paragraph-rsid="0027eaca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28dba" officeooo:paragraph-rsid="0011a4b6" style:font-weight-asian="normal" style:font-weight-complex="normal"/>
    </style:style>
    <style:style style:name="P22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1.007cm"/>
        </style:tab-stops>
      </style:paragraph-properties>
      <style:text-properties style:font-name="arial" fo:font-weight="normal" officeooo:rsid="00206036" officeooo:paragraph-rsid="00206036" style:font-weight-asian="normal" style:font-weight-complex="normal"/>
    </style:style>
    <style:style style:name="P23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1.007cm"/>
        </style:tab-stops>
      </style:paragraph-properties>
      <style:text-properties style:font-name="arial" fo:font-weight="normal" officeooo:rsid="00206036" officeooo:paragraph-rsid="0046ec97" style:font-weight-asian="normal" style:font-weight-complex="normal"/>
    </style:style>
    <style:style style:name="P2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weight="normal" officeooo:rsid="00230400" officeooo:paragraph-rsid="00230400" style:font-weight-asian="normal" style:font-weight-complex="normal"/>
    </style:style>
    <style:style style:name="P2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weight="normal" officeooo:rsid="00472582" officeooo:paragraph-rsid="00472582" style:font-weight-asian="normal" style:font-weight-complex="normal"/>
    </style:style>
    <style:style style:name="P2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weight="normal" officeooo:rsid="004a412c" officeooo:paragraph-rsid="004a412c" style:font-weight-asian="normal" style:font-weight-complex="normal"/>
    </style:style>
    <style:style style:name="P2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weight="normal" officeooo:rsid="004cd64f" officeooo:paragraph-rsid="004cd64f" style:font-weight-asian="normal" style:font-weight-complex="normal"/>
    </style:style>
    <style:style style:name="P2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weight="normal" officeooo:rsid="003e3c77" officeooo:paragraph-rsid="003e3c77" style:font-weight-asian="normal" style:font-weight-complex="normal"/>
    </style:style>
    <style:style style:name="P2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weight="normal" officeooo:rsid="0039bf52" officeooo:paragraph-rsid="0039bf52" style:font-weight-asian="normal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weight="normal" officeooo:rsid="00527633" officeooo:paragraph-rsid="00527633" style:font-weight-asian="normal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weight="bold" officeooo:rsid="00128dba" officeooo:paragraph-rsid="00128dba" style:font-weight-asian="bold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weight="normal" officeooo:rsid="001b3fd0" officeooo:paragraph-rsid="00128dba" style:font-weight-asian="normal" style:font-weight-complex="normal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weight="normal" officeooo:rsid="001cc8a5" officeooo:paragraph-rsid="00128dba" style:font-weight-asian="normal" style:font-weight-complex="normal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weight="normal" officeooo:rsid="003b5fd3" officeooo:paragraph-rsid="00128dba" style:font-weight-asian="normal" style:font-weight-complex="normal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weight="normal" officeooo:rsid="003daf1b" officeooo:paragraph-rsid="00128dba" style:font-weight-asian="normal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weight="normal" officeooo:rsid="00306440" officeooo:paragraph-rsid="00128dba" style:font-weight-asian="normal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weight="normal" officeooo:rsid="003ff563" officeooo:paragraph-rsid="00128dba" style:font-weight-asian="normal" style:font-weight-complex="normal"/>
    </style:style>
    <style:style style:name="T1" style:family="text">
      <style:text-properties officeooo:rsid="0013d32b"/>
    </style:style>
    <style:style style:name="T2" style:family="text">
      <style:text-properties officeooo:rsid="001e7e91"/>
    </style:style>
    <style:style style:name="T3" style:family="text">
      <style:text-properties officeooo:rsid="002109ab"/>
    </style:style>
    <style:style style:name="T4" style:family="text">
      <style:text-properties officeooo:rsid="0023ab9b"/>
    </style:style>
    <style:style style:name="T5" style:family="text">
      <style:text-properties officeooo:rsid="0027eaca"/>
    </style:style>
    <style:style style:name="T6" style:family="text">
      <style:text-properties officeooo:rsid="003362a8"/>
    </style:style>
    <style:style style:name="T7" style:family="text">
      <style:text-properties officeooo:rsid="003e2d31"/>
    </style:style>
    <style:style style:name="T8" style:family="text">
      <style:text-properties officeooo:rsid="003ea085"/>
    </style:style>
    <style:style style:name="T9" style:family="text">
      <style:text-properties fo:font-weight="normal" officeooo:rsid="003ff563" style:font-weight-asian="normal" style:font-weight-complex="normal"/>
    </style:style>
    <style:style style:name="T10" style:family="text">
      <style:text-properties officeooo:rsid="0042b410"/>
    </style:style>
    <style:style style:name="T11" style:family="text">
      <style:text-properties officeooo:rsid="00456c21"/>
    </style:style>
    <style:style style:name="T12" style:family="text">
      <style:text-properties officeooo:rsid="0046ec97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Questionário sobre o Artigo: A Teoria da Computação e o profissional de informática</text:p>
      <text:p text:style-name="P5"/>
      <text:p text:style-name="P2"/>
      <text:p text:style-name="P3">1) Por que estudar assuntos teóricos da computação?</text:p>
      <text:p text:style-name="P21"/>
      <text:p text:style-name="P13">Essas questões são estudadas porque possuem teorias conhecidas e aplicáveis no cotidiano e aumentam a qualidade do profissional. É <text:s/>área mais vasta do conhecimento, e é um dos campos fundamentais dos quais as outras áreas dependem, a teoria da computação é a base do conhecimento.</text:p>
      <text:p text:style-name="P16"/>
      <text:p text:style-name="P18">2) Qual a diferença entre informática e computação?</text:p>
      <text:p text:style-name="P32"/>
      <text:p text:style-name="P14">A ciência da computação se concentra no estudo do processamento lógico e automático de informações, é desenvolvido em parte do gerenciamento de linguagens de programação, isso está presente no nosso cotidiano. Por outro lado, a computação estuda seus modelos formais, sua aplicabilidade e sua viabilidade práctica na resolução dos diferentes tipos de problemas.</text:p>
      <text:p text:style-name="P18"/>
      <text:p text:style-name="P18">3) Cite as principais propostas que surgiram a partir do estudo da</text:p>
      <text:p text:style-name="P18">Teoria da Computação?</text:p>
      <text:p text:style-name="P18"/>
      <text:p text:style-name="P18"><text:tab/>- <text:span text:style-name="T9">Máquina de Turing</text:span></text:p>
      <text:p text:style-name="P17"><text:tab/>- Cálculo Lambda</text:p>
      <text:p text:style-name="P17"><text:tab/>- Gramáticas Gerativas</text:p>
      <text:p text:style-name="P17"><text:tab/>- Funções Recursivas</text:p>
      <text:p text:style-name="P17"><text:tab/>- Dispositivos Adaptativos</text:p>
      <text:p text:style-name="P7"/>
      <text:p text:style-name="P18">4) Destaque a diferença entre Teoria da Computabilidade e da</text:p>
      <text:p text:style-name="P18">Computação?</text:p>
      <text:p text:style-name="P33"/>
      <text:p text:style-name="P15">A teoria da computabilidade investiga a possibilidade de problemas que não podem ser resolvidos com algoritmos executando iterativamente. Propõe, estuda e compara modelos computacionais, os tipos de problemas que cada um consegue resolver e os limites que cada um deles possui. Por outro lado, a teoria da computação investiga, estabelece e interpreta propriedades intrinsecamente associadas a sistemas computacionais,</text:p>
      <text:p text:style-name="P18"/>
      <text:p text:style-name="P18">5) O que são problemas incomputáveis? Cite exemplos.</text:p>
      <text:p text:style-name="P22"/>
      <text:p text:style-name="P23"><text:span text:style-name="T12">Os problemas incomputáveis são aqueles prblemas para os quais não é possível criar um programa de computador para servir como uma solucão. O exemplo mais comum é o problema de parar a máquina de Turing</text:span>,<text:span text:style-name="T3">o problema da correspondencia de Post, determinar se uma lingua</text:span>gem livre de contexto arbitrária é inerentemente ambígua, <text:span text:style-name="T3">y muchos mas.</text:span></text:p>
      <text:p text:style-name="P18"/>
      <text:p text:style-name="P18"><text:soft-page-break/>6) O que são problemas decidiveis e indecidiveis?</text:p>
      <text:p text:style-name="P24"/>
      <text:p text:style-name="P25">OS problemas de decidiveis são aqueles que sempre podem construir um algoritmo que sempre termina para qualquer dado de entrada e os problemas indecidiveis são aqueles para os quais é possível elaborar procedimentos computacionais, mas estes terminan apenas para certos dados de entrada, em alguns casos eles podem gerar ciclos infinitos.</text:p>
      <text:p text:style-name="P18"/>
      <text:p text:style-name="P18">7) Qual a importância do estudo da complexidade computacional?</text:p>
      <text:p text:style-name="P34"/>
      <text:p text:style-name="P26">A importância é que existem muitos problemas computacionalmente complexos, o que significa que, ainda tendo máquinas muito boas, você não pode resolver essas tarefas em um tempo razoável, isto é, quando a compexidade computacional vem para tentar resolver este problema, ele procura descobrir a viabilidade de executar algoritmos considerados apropiados para uma tarefa.</text:p>
      <text:p text:style-name="P11"/>
      <text:p text:style-name="P18">8) Quais as implicações práticas no estudo de linguagens, gramáticas e</text:p>
      <text:p text:style-name="P18">autômatos?</text:p>
      <text:p text:style-name="P35"/>
      <text:p text:style-name="P27">Estes representam uma poderosa aplicação em aplicações para a compilação e interpretação de linguagens de programação em computadores digitais. Eles fornecem uma visão panorâmica da base científica da computação, bem como permiten que <text:span text:style-name="T7">que os conceitos e os resultados da teoria referente às linguagens, seus geradores, reconhecedores e analisadores possam ser aplicados de forma rígida.</text:span></text:p>
      <text:p text:style-name="P16"/>
      <text:p text:style-name="P18">9) Cite exemplos de áreas da computação que fazem uso de assuntos</text:p>
      <text:p text:style-name="P18">teóricos fundamentais.</text:p>
      <text:p text:style-name="P28"/>
      <text:p text:style-name="P30"><text:tab/>A Teoria da Computação ocupa um dos lugares mais importantes, assim como as <text:tab/>linguagens de programação e na teoria dos Bancos de Dados já que nestes são <text:tab/>identificados <text:tab/>muitos conceitos que se baseiam em conceitos matemáticos básicos, <text:tab/>como a teoria de conjuntos, relações e funções, álgebra e modelo relacional.</text:p>
      <text:p text:style-name="P18"/>
      <text:p text:style-name="P18">10) As ferramentas conceituais oferecidas pela Teoria da Computação</text:p>
      <text:p text:style-name="P18">viabilizam a obtenção de soluções para muitos problemas complexos</text:p>
      <text:p text:style-name="P18">práticos, e apontam de forma elegante e econômica para realização</text:p>
      <text:p text:style-name="P18">tecnológica de tais soluções. Destaque pelo menos 3 casos ilustrados</text:p>
      <text:p text:style-name="P18">que apontam nesta direção.</text:p>
      <text:p text:style-name="P18"/>
      <text:list xml:id="list1033556014" text:style-name="L1">
        <text:list-item>
          <text:p text:style-name="P19"><text:span text:style-name="T5">A</text:span> álgebra booleana e a teoria das máquinas sequenciais fornecem um substrato conceitual essencial para a descrição de muitos fenômenos computacionais, sendo em particular extensivamente utilizadas no projeto lógico de computadores e de sistemas digitais em geral, de codificadores, de sistemas de comunicação, de controladores e de robôs;</text:p>
          <text:p text:style-name="P19"/>
        </text:list-item>
        <text:list-item>
          <text:p text:style-name="P20">A teoria das relações e a álgebra relacional constituem fundamentos teóricos nos quais se baseiam muitas técnicas e métodos hoje disponíveis, que nas aplicações <text:soft-page-break/>práticas proporcionam formas metódicas e muito adequadas para a formulação rigorosa e confiável de sistemas de software que operam sobre complexos bancos de dados.</text:p>
          <text:p text:style-name="P20"/>
        </text:list-item>
        <text:list-item>
          <text:p text:style-name="P20">Expressões regulares, que são formas gramaticais muito populares de descrição de linguagens regulares, têm sido modernamente adotadas como notação muito conveniente e prática para a especificação de leis simples de formação de cadeias simbólicas, e, cada vez mais, utilizadas no dia-a-dia de inúmeras atividades profissionais, estando disponível como recurso nativo de muitas linguagens de programação, aplicandose principalmente em análise léxica, na categorização de cadeias, no alinhamento de textos e no reconhecimento e identificação de padrões sequenciais simples.</text:p>
        </text:list-item>
      </text:list>
      <text:p text:style-name="P6"/>
      <text:p text:style-name="P6"/>
      <text:p text:style-name="P18"/>
      <text:p text:style-name="P18">11) Qual a importância do estudo de Linguagens Formais e Autômatos</text:p>
      <text:p text:style-name="P18">dentro da Teoria da Computação? Cite aplicações práticas a partir</text:p>
      <text:p text:style-name="P18">do estudo dessa disciplina.</text:p>
      <text:p text:style-name="P36"/>
      <text:p text:style-name="P8">Hoje em dia tem um forte impacto em aplicações para a compilação e interpretação de linguagens de programação em computadores digitais. Ele fornece uma ferramenta conceitual variada e poderosa de aplicabilidade extraordinária em outras disciplinas. A importância se deve ao fato de que fornece uma visão panorâmica da base científica da computação, também estabelece uma forte relação entre teoria e prática computacional. Suas aplicações mais recentes estão no campo da computação gráfica, em particular, animações de computador, interfaces da Web e linguagens visuais e não lineares em geral.</text:p>
      <text:p text:style-name="P18"/>
      <text:p text:style-name="P18">12) Por que a Teoria da Computabilidade pode e deve ser considerada</text:p>
      <text:p text:style-name="P18">como sendo o cerne da Ciência da Computação?</text:p>
      <text:p text:style-name="P18"/>
      <text:p text:style-name="P9">Porque foi criado muito antes de sua prática se tornar tecnologicamente viável. E hoje a aplicabilidade da teoria da computabilidade facilitou muitas questões como a sintaxe de programação, Técnicas de computabilidade e estado computável de problemas, Programas recursivos, Automatização da prova de teoremas, etc.</text:p>
      <text:p text:style-name="P9"/>
      <text:p text:style-name="P18">13) Qual a relevância e o impacto que tem o tema Complexidade</text:p>
      <text:p text:style-name="P18">Computacional sobre as atividades do profissional de TI?</text:p>
      <text:p text:style-name="P18"/>
      <text:p text:style-name="P10">A complexidade computacional tem um papel muito importante na área de TI, pois é responsável pela viabilidade de execução de um algoritmo considerado adequado para uma tarefa específica.</text:p>
      <text:p text:style-name="P10"/>
      <text:p text:style-name="P10"/>
      <text:p text:style-name="P10"/>
      <text:p text:style-name="P10"/>
      <text:p text:style-name="P10"/>
      <text:p text:style-name="P18"><text:soft-page-break/>14) Em sua opinião como deverá ser a profissão de TI daqui 15 ou 20</text:p>
      <text:p text:style-name="P18">anos?</text:p>
      <text:p text:style-name="P4"/>
      <text:p text:style-name="P12">Terá que ser mais focado na matemática que está por trás dos problemas que são resolvidos hoje, já que a partir dessa base novos desenvolvimentos ou metodologias importantes podem surgir para passar para representações matemáticas mais sofisticadas para problemas de solução mais complexa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1a4b6" officeooo:paragraph-rsid="0011a4b6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dwin Jahir Rueda Roja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7:28:04.000819390</meta:creation-date>
    <dc:date>2019-03-21T19:05:41.969376251</dc:date>
    <meta:editing-duration>PT2H20M43S</meta:editing-duration>
    <meta:editing-cycles>31</meta:editing-cycles>
    <meta:generator>LibreOffice/6.0.7.3$Linux_X86_64 LibreOffice_project/00m0$Build-3</meta:generator>
    <meta:document-statistic meta:table-count="0" meta:image-count="0" meta:object-count="0" meta:page-count="4" meta:paragraph-count="51" meta:word-count="1048" meta:character-count="6975" meta:non-whitespace-character-count="5970"/>
  </office:meta>
</office:document-meta>
</file>